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38cm" style:rel-column-width="475*"/>
    </style:style>
    <style:style style:name="Table1.B" style:family="table-column">
      <style:table-column-properties style:column-width="14.949cm" style:rel-column-width="8475*"/>
    </style:style>
    <style:style style:name="Table1.C" style:family="table-column">
      <style:table-column-properties style:column-width="1.214cm" style:rel-column-width="688*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854cm" fo:margin-top="0cm" fo:margin-bottom="0cm" table:align="center" style:writing-mode="lr-tb"/>
    </style:style>
    <style:style style:name="Table4.A" style:family="table-column">
      <style:table-column-properties style:column-width="16.85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text-properties officeooo:rsid="0009fbc3" officeooo:paragraph-rsid="0009fbc3"/>
    </style:style>
    <style:style style:name="P2" style:family="paragraph" style:parent-style-name="Standard">
      <style:paragraph-properties fo:text-align="center" style:justify-single-word="false"/>
      <style:text-properties officeooo:rsid="000dc23b" officeooo:paragraph-rsid="001192e0"/>
    </style:style>
    <style:style style:name="P3" style:family="paragraph" style:parent-style-name="Standard">
      <style:paragraph-properties fo:text-align="justify" style:justify-single-word="false"/>
      <style:text-properties officeooo:rsid="000dc23b" officeooo:paragraph-rsid="001192e0"/>
    </style:style>
    <style:style style:name="P4" style:family="paragraph" style:parent-style-name="Standard">
      <style:paragraph-properties fo:text-align="center" style:justify-single-word="false"/>
      <style:text-properties officeooo:rsid="000f0dc1" officeooo:paragraph-rsid="001192e0"/>
    </style:style>
    <style:style style:name="P5" style:family="paragraph" style:parent-style-name="Standard">
      <style:paragraph-properties fo:text-align="justify" style:justify-single-word="false"/>
      <style:text-properties officeooo:rsid="000f0dc1" officeooo:paragraph-rsid="001192e0"/>
    </style:style>
    <style:style style:name="P6" style:family="paragraph" style:parent-style-name="Standard">
      <style:text-properties officeooo:rsid="001036b2" officeooo:paragraph-rsid="0009fbc3"/>
    </style:style>
    <style:style style:name="P7" style:family="paragraph" style:parent-style-name="Standard">
      <style:paragraph-properties fo:text-align="center" style:justify-single-word="false"/>
      <style:text-properties officeooo:rsid="001036b2" officeooo:paragraph-rsid="001192e0"/>
    </style:style>
    <style:style style:name="P8" style:family="paragraph" style:parent-style-name="Standard">
      <style:paragraph-properties fo:text-align="center" style:justify-single-word="false"/>
      <style:text-properties officeooo:rsid="001036b2" officeooo:paragraph-rsid="0016a94c"/>
    </style:style>
    <style:style style:name="P9" style:family="paragraph" style:parent-style-name="Standard">
      <style:paragraph-properties fo:text-align="justify" style:justify-single-word="false"/>
      <style:text-properties officeooo:rsid="001036b2" officeooo:paragraph-rsid="001192e0"/>
    </style:style>
    <style:style style:name="P10" style:family="paragraph" style:parent-style-name="Standard">
      <style:paragraph-properties fo:text-align="justify" style:justify-single-word="false"/>
      <style:text-properties officeooo:rsid="001036b2" officeooo:paragraph-rsid="0016a94c"/>
    </style:style>
    <style:style style:name="P11" style:family="paragraph" style:parent-style-name="Standard">
      <style:text-properties officeooo:rsid="0009fbc3" officeooo:paragraph-rsid="0009fbc3"/>
    </style:style>
    <style:style style:name="P12" style:family="paragraph" style:parent-style-name="Standard">
      <style:paragraph-properties fo:text-align="center" style:justify-single-word="false"/>
      <style:text-properties officeooo:rsid="0009fbc3" officeooo:paragraph-rsid="001192e0"/>
    </style:style>
    <style:style style:name="P13" style:family="paragraph" style:parent-style-name="Standard">
      <style:paragraph-properties fo:text-align="center" style:justify-single-word="false" style:vertical-align="middle"/>
      <style:text-properties officeooo:rsid="0009fbc3" officeooo:paragraph-rsid="001192e0"/>
    </style:style>
    <style:style style:name="P14" style:family="paragraph" style:parent-style-name="Standard">
      <style:paragraph-properties fo:text-align="justify" style:justify-single-word="false"/>
      <style:text-properties officeooo:rsid="0009fbc3" officeooo:paragraph-rsid="001192e0"/>
    </style:style>
    <style:style style:name="P15" style:family="paragraph" style:parent-style-name="Standard">
      <style:paragraph-properties fo:text-align="center" style:justify-single-word="false"/>
      <style:text-properties officeooo:paragraph-rsid="001192e0"/>
    </style:style>
    <style:style style:name="P16" style:family="paragraph" style:parent-style-name="Standard">
      <style:paragraph-properties fo:text-align="justify" style:justify-single-word="false"/>
      <style:text-properties officeooo:paragraph-rsid="001192e0"/>
    </style:style>
    <style:style style:name="P17" style:family="paragraph" style:parent-style-name="Standard">
      <style:text-properties officeooo:paragraph-rsid="00159d4d"/>
    </style:style>
    <style:style style:name="P18" style:family="paragraph" style:parent-style-name="Table_20_Contents">
      <style:paragraph-properties fo:text-align="center" style:justify-single-word="false"/>
      <style:text-properties officeooo:paragraph-rsid="0016f0e7"/>
    </style:style>
    <style:style style:name="P19" style:family="paragraph" style:parent-style-name="Padrão">
      <style:paragraph-properties fo:text-align="justify" style:justify-single-word="false"/>
      <style:text-properties officeooo:paragraph-rsid="00159d4d"/>
    </style:style>
    <style:style style:name="T1" style:family="text">
      <style:text-properties officeooo:rsid="0009fbc3"/>
    </style:style>
    <style:style style:name="T2" style:family="text">
      <style:text-properties officeooo:rsid="000a351c"/>
    </style:style>
    <style:style style:name="T3" style:family="text">
      <style:text-properties officeooo:rsid="000c25c8"/>
    </style:style>
    <style:style style:name="T4" style:family="text">
      <style:text-properties officeooo:rsid="000dc23b"/>
    </style:style>
    <style:style style:name="T5" style:family="text">
      <style:text-properties officeooo:rsid="000f0dc1"/>
    </style:style>
    <style:style style:name="T6" style:family="text">
      <style:text-properties officeooo:rsid="001192e0"/>
    </style:style>
    <style:style style:name="T7" style:family="text">
      <style:text-properties style:font-name="Arial1" fo:font-size="9pt" fo:font-weight="bold" style:font-size-asian="9pt" style:font-weight-asian="bold" style:font-name-complex="Arial2" style:font-size-complex="9pt"/>
    </style:style>
    <style:style style:name="T8" style:family="text">
      <style:text-properties style:font-name="Arial1" fo:font-size="9pt" fo:font-weight="bold" style:font-name-asian="Arial2" style:font-size-asian="9pt" style:font-weight-asian="bold" style:font-name-complex="Arial2" style:font-size-complex="9pt"/>
    </style:style>
    <style:style style:name="T9" style:family="text">
      <style:text-properties style:font-name="Arial1" fo:font-size="9pt" style:font-name-asian="Arial2" style:font-size-asian="9pt" style:font-name-complex="Arial2" style:font-size-complex="9pt"/>
    </style:style>
    <style:style style:name="T10" style:family="text">
      <style:text-properties style:font-name="Arial1" fo:font-size="9pt" style:font-size-asian="9pt" style:font-name-complex="Arial2" style:font-size-complex="9pt"/>
    </style:style>
    <style:style style:name="T11" style:family="text">
      <style:text-properties officeooo:rsid="0016a94c"/>
    </style:style>
    <style:style style:name="T12" style:family="text">
      <style:text-properties officeooo:rsid="0016f0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CABULÁRIO CONTROLADO</text:p>
      <text:p text:style-name="P1"/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<text:span text:style-name="T6">1</text:span></text:p>
          </table:table-cell>
          <table:table-cell table:style-name="Table1.B1" office:value-type="string">
            <text:p text:style-name="P14">No cadastro de Vocabulário poder cadastrar os tipos, Autoridade, Descritor, Especificador e Listas Auxiliares;</text:p>
          </table:table-cell>
          <table:table-cell table:style-name="Table1.C1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2</text:span></text:p>
          </table:table-cell>
          <table:table-cell table:style-name="Table1.B25" office:value-type="string">
            <text:p text:style-name="P14">No cadastro de Descritores poder selecionar outros Descritores fazendo os seguintes tipos de ligação: TG, TE, TR e TNA (Termos Gerais, Termos Específicos, Termos Relacionados e Termos Não Autorizados);</text:p>
          </table:table-cell>
          <table:table-cell table:style-name="Table1.C2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3</text:span></text:p>
          </table:table-cell>
          <table:table-cell table:style-name="Table1.B25" office:value-type="string">
            <text:p text:style-name="P14">No cadastro de Especificadores poder selecionar outros especificadores como TNA (Termos Não Autorizados);</text:p>
          </table:table-cell>
          <table:table-cell table:style-name="Table1.C3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4</text:span></text:p>
          </table:table-cell>
          <table:table-cell table:style-name="Table1.B25" office:value-type="string">
            <text:p text:style-name="P14">No cadastro de Autoridades poder selecionar outras Autoridades como TNA (Termos Não Autorizados);</text:p>
          </table:table-cell>
          <table:table-cell table:style-name="Table1.C4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5"><text:span text:style-name="T6">5</text:span></text:p>
          </table:table-cell>
          <table:table-cell table:style-name="Table1.B25" office:value-type="string">
            <text:p text:style-name="P16"><text:span text:style-name="T1">No cadastro de </text:span><text:span text:style-name="T2">I</text:span><text:span text:style-name="T1">tens </text:span><text:span text:style-name="T2">Listas Auxiliares</text:span><text:span text:style-name="T1"> poder selecionar outr</text:span><text:span text:style-name="T2">os Itens</text:span><text:span text:style-name="T1"> como TNA (Termos Não Autorizados);</text:span></text:p>
          </table:table-cell>
          <table:table-cell table:style-name="Table1.C5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6</text:span></text:p>
          </table:table-cell>
          <table:table-cell table:style-name="Table1.B25" office:value-type="string">
            <text:p text:style-name="P14">No cadastro de Listas Auxiliares possibilitar o cadastrador criar listas e sublistas;</text:p>
          </table:table-cell>
          <table:table-cell table:style-name="Table1.C6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5"><text:span text:style-name="T6">7</text:span></text:p>
          </table:table-cell>
          <table:table-cell table:style-name="Table1.B25" office:value-type="string">
            <text:p text:style-name="P16"><text:span text:style-name="T1">No cadastro de </text:span><text:span text:style-name="T2">I</text:span><text:span text:style-name="T1">tens das Listas Auxiliares, fornecer um campo para o usuário selecionar a lista à qual pertence o </text:span><text:span text:style-name="T2">I</text:span><text:span text:style-name="T1">tem cadastrado;</text:span></text:p>
          </table:table-cell>
          <table:table-cell table:style-name="Table1.C7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8</text:span></text:p>
          </table:table-cell>
          <table:table-cell table:style-name="Table1.B25" office:value-type="string">
            <text:p text:style-name="P14">No cadastro de Autoridade poder selecionar um órgão do cadastro de Órgãos, se o mesmo estiver habilitado para ser usado;</text:p>
          </table:table-cell>
          <table:table-cell table:style-name="Table1.C8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9</text:span></text:p>
          </table:table-cell>
          <table:table-cell table:style-name="Table1.B25" office:value-type="string">
            <text:p text:style-name="P14">Na visualização <text:span text:style-name="T12">dos detalhes</text:span> do Termo, haverá links para navegação entre os TG, TE, TR, ou seja, entre os Termos que estão ligados ao termo exibido;</text:p>
          </table:table-cell>
          <table:table-cell table:style-name="Table1.C9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10</text:span></text:p>
          </table:table-cell>
          <table:table-cell table:style-name="Table1.B25" office:value-type="string">
            <text:p text:style-name="P14">Pesquisar Termos por uma lista alfabética;</text:p>
          </table:table-cell>
          <table:table-cell table:style-name="Table1.C10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11</text:span></text:p>
          </table:table-cell>
          <table:table-cell table:style-name="Table1.B25" office:value-type="string">
            <text:p text:style-name="P14">Exibir autocomplete na caixa de busca de Termos;</text:p>
          </table:table-cell>
          <table:table-cell table:style-name="Table1.C11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12</text:span></text:p>
          </table:table-cell>
          <table:table-cell table:style-name="Table1.B25" office:value-type="string">
            <text:p text:style-name="P14">Quando o usuário selecionar um Termo na lista de sugestão (autocomplete), exibida na caixa de busca de Termos, fazer a pesquisa automaticamente para o Termo selecionado;</text:p>
          </table:table-cell>
          <table:table-cell table:style-name="Table1.C12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13</text:span></text:p>
          </table:table-cell>
          <table:table-cell table:style-name="Table1.B25" office:value-type="string">
            <text:p text:style-name="P14">Ao pesquisar Termos exibir em uma tabela, separando os tipos por abas com total de registros encontrados;</text:p>
          </table:table-cell>
          <table:table-cell table:style-name="Table1.C13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5"><text:span text:style-name="T6">14</text:span></text:p>
          </table:table-cell>
          <table:table-cell table:style-name="Table1.B25" office:value-type="string">
            <text:p text:style-name="P16"><text:span text:style-name="T2">No cadastro de Autoridades, exibir um alerta quando a Autoridade informada tiver o mesmo nome de um Órgão existente no cadastro de Órgãos;</text:span></text:p>
          </table:table-cell>
          <table:table-cell table:style-name="Table1.C14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5"><text:span text:style-name="T6">15</text:span></text:p>
          </table:table-cell>
          <table:table-cell table:style-name="Table1.B25" office:value-type="string">
            <text:p text:style-name="P16"><text:span text:style-name="T3">No cadastro de Vocab</text:span><text:span text:style-name="T4">ulário, preencher dinamicamente, as informações, usuário, órgão e data, no ato de criação e edição;</text:span></text:p>
          </table:table-cell>
          <table:table-cell table:style-name="Table1.C15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2"><text:span text:style-name="T6">16</text:span></text:p>
          </table:table-cell>
          <table:table-cell table:style-name="Table1.B25" office:value-type="string">
            <text:p text:style-name="P3">Na visualização dos detalhes do Termo exibir estas informações no seguinte formato:</text:p>
            <text:p text:style-name="P3"><text:tab/>Cadastro: Órgão / Usuário/ Data</text:p>
            <text:p text:style-name="P3"><text:tab/>Alteração: Órgão / Usuário/ Data</text:p>
          </table:table-cell>
          <table:table-cell table:style-name="Table1.C16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17</text:span></text:p>
          </table:table-cell>
          <table:table-cell table:style-name="Table1.B25" office:value-type="string">
            <text:p text:style-name="P14"><text:span text:style-name="T4">Não repetir Termos, exceto entre Descritores e Especificadores;</text:span></text:p>
          </table:table-cell>
          <table:table-cell table:style-name="Table1.C17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18</text:span></text:p>
          </table:table-cell>
          <table:table-cell table:style-name="Table1.B25" office:value-type="string">
            <text:p text:style-name="P14"><text:span text:style-name="T5">No cadastro de um Termo, durante a seleção de Termos Não Autorizados, não poder selecionar um termo que já é um Termo Não autorizado de outro Termo, disponibilizar nesta situação o Termo </text:span><text:span text:style-name="T12">USE deste</text:span><text:span text:style-name="T5">.</text:span></text:p>
          </table:table-cell>
          <table:table-cell table:style-name="Table1.C18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12"><text:span text:style-name="T6">19</text:span></text:p>
          </table:table-cell>
          <table:table-cell table:style-name="Table1.B25" office:value-type="string">
            <text:p text:style-name="P14"><text:span text:style-name="T5">No cadastro de Termos, não poder selecionar como TNA um termo que possui TG, TE e TR;</text:span></text:p>
          </table:table-cell>
          <table:table-cell table:style-name="Table1.C19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4"><text:span text:style-name="T6">20</text:span></text:p>
          </table:table-cell>
          <table:table-cell table:style-name="Table1.B25" office:value-type="string">
            <text:p text:style-name="P5">No cadastro de Termos, exibir um link que abra um popup com os detalhes do Termo presente nas listas TG, TE, TR e TNA;</text:p>
          </table:table-cell>
          <table:table-cell table:style-name="Table1.C20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4"><text:span text:style-name="T6">21</text:span></text:p>
          </table:table-cell>
          <table:table-cell table:style-name="Table1.B25" office:value-type="string">
            <text:p text:style-name="P5">Disponibilizar uma tela para Gerenciamento, para o Administrador, na qual será <text:soft-page-break/>possível exclusão de Termos, alteração do nome e criação de Listas;</text:p>
          </table:table-cell>
          <table:table-cell table:style-name="Table1.C21" office:value-type="string">
            <text:p text:style-name="P18"><text:span text:style-name="T12">A</text:span></text:p>
          </table:table-cell>
        </table:table-row>
        <table:table-row>
          <table:table-cell table:style-name="Table1.A2" office:value-type="string">
            <text:p text:style-name="P7"><text:span text:style-name="T6">22</text:span></text:p>
          </table:table-cell>
          <table:table-cell table:style-name="Table1.B25" office:value-type="string">
            <text:p text:style-name="P9">Cadastrar Autoridades e Descritores em CAIXA ALTA;</text:p>
          </table:table-cell>
          <table:table-cell table:style-name="Table1.C22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7"><text:span text:style-name="T6">23</text:span></text:p>
          </table:table-cell>
          <table:table-cell table:style-name="Table1.B25" office:value-type="string">
            <text:p text:style-name="P9">Cadastrar Especificadores em caixa baixa;</text:p>
          </table:table-cell>
          <table:table-cell table:style-name="Table1.C23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7"><text:span text:style-name="T6">24</text:span></text:p>
          </table:table-cell>
          <table:table-cell table:style-name="Table1.B25" office:value-type="string">
            <text:p text:style-name="P9">No cadastro de Autoridades ao selecionar um Órgão, o nome do mesmo deve ser salvo no seguinte formato: <text:span text:style-name="T12">NOME</text:span> (<text:span text:style-name="T12">SIGLA</text:span>);</text:p>
          </table:table-cell>
          <table:table-cell table:style-name="Table1.C24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7"><text:span text:style-name="T6">25</text:span></text:p>
          </table:table-cell>
          <table:table-cell table:style-name="Table1.B25" office:value-type="string">
            <text:p text:style-name="P9">Na tela de visualização dos Detalhes do Termo, exibir as normas que estão usando o mesmo, em uma tabela e com total no topo;</text:p>
          </table:table-cell>
          <table:table-cell table:style-name="Table1.C25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7"><text:span text:style-name="T6">26</text:span></text:p>
          </table:table-cell>
          <table:table-cell table:style-name="Table1.B29" office:value-type="string">
            <text:p text:style-name="P9">Diferenciar Termos com e sem acento, durante a troca;</text:p>
          </table:table-cell>
          <table:table-cell table:style-name="Table1.C29" office:value-type="string">
            <text:p text:style-name="P18"><text:span text:style-name="T12">A</text:span></text:p>
          </table:table-cell>
        </table:table-row>
        <table:table-row>
          <table:table-cell table:style-name="Table1.A2" office:value-type="string">
            <text:p text:style-name="P8"><text:span text:style-name="T11">27</text:span></text:p>
          </table:table-cell>
          <table:table-cell table:style-name="Table1.B29" office:value-type="string">
            <text:p text:style-name="P10"><text:span text:style-name="T11">Listar Descritores que não possuem nenhum TG e TE;</text:span></text:p>
          </table:table-cell>
          <table:table-cell table:style-name="Table1.C29" office:value-type="string">
            <text:p text:style-name="P18"><text:span text:style-name="T12">A</text:span></text:p>
          </table:table-cell>
        </table:table-row>
        <table:table-row>
          <table:table-cell table:style-name="Table1.A2" office:value-type="string">
            <text:p text:style-name="P8"><text:span text:style-name="T11">28</text:span></text:p>
          </table:table-cell>
          <table:table-cell table:style-name="Table1.B29" office:value-type="string">
            <text:p text:style-name="P10"><text:span text:style-name="T11">Na tela de trocar Termos, exibir um formulário com as informações mescladas (TG, TE, TR e TNA), para o cadastrador poder remover as ligações indesejadas;</text:span></text:p>
          </table:table-cell>
          <table:table-cell table:style-name="Table1.C29" office:value-type="string">
            <text:p text:style-name="P18"><text:span text:style-name="T12">R</text:span></text:p>
          </table:table-cell>
        </table:table-row>
        <table:table-row>
          <table:table-cell table:style-name="Table1.A2" office:value-type="string">
            <text:p text:style-name="P8"><text:span text:style-name="T11">29</text:span></text:p>
          </table:table-cell>
          <table:table-cell table:style-name="Table1.B29" office:value-type="string">
            <text:p text:style-name="P10"><text:span text:style-name="T11">Não permitir a exclusão de Termos com dependências, elas devem ser tratadas manualmente antes da exclusão;</text:span></text:p>
          </table:table-cell>
          <table:table-cell table:style-name="Table1.C29" office:value-type="string">
            <text:p text:style-name="P18"><text:span text:style-name="T12">R</text:span></text:p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7">Situação:</text:span><text:span text:style-name="T8"> </text:span></text:p>
            <text:p text:style-name="P19"><text:span text:style-name="T7">I</text:span><text:span text:style-name="T8"> </text:span><text:span text:style-name="T7">=</text:span><text:span text:style-name="T8"> </text:span><text:span text:style-name="T7">Informativo</text:span><text:span text:style-name="T9"> </text:span><text:span text:style-name="T10">-</text:span><text:span text:style-name="T9"> </text:span><text:span text:style-name="T10">assunto</text:span><text:span text:style-name="T9"> </text:span><text:span text:style-name="T10">apenas</text:span><text:span text:style-name="T9"> </text:span><text:span text:style-name="T10">informativo,</text:span><text:span text:style-name="T9"> </text:span><text:span text:style-name="T10">relevante</text:span><text:span text:style-name="T9"> </text:span><text:span text:style-name="T10">a</text:span><text:span text:style-name="T9"> </text:span><text:span text:style-name="T10">intervenção,</text:span><text:span text:style-name="T9"> </text:span><text:span text:style-name="T10">não</text:span><text:span text:style-name="T9"> </text:span><text:span text:style-name="T10">sendo</text:span><text:span text:style-name="T9"> </text:span><text:span text:style-name="T10">cabível</text:span><text:span text:style-name="T9"> </text:span><text:span text:style-name="T10">decisão</text:span><text:span text:style-name="T9"> </text:span><text:span text:style-name="T10">para</text:span><text:span text:style-name="T9"> </text:span><text:span text:style-name="T10">o</text:span><text:span text:style-name="T9"> </text:span><text:span text:style-name="T10">Grupo.</text:span><text:span text:style-name="T9"> </text:span><text:span text:style-name="T10">Geralmente</text:span><text:span text:style-name="T9"> </text:span><text:span text:style-name="T10">é</text:span><text:span text:style-name="T9"> </text:span><text:span text:style-name="T10">uma</text:span><text:span text:style-name="T9"> </text:span><text:span text:style-name="T10">instrução</text:span><text:span text:style-name="T9"> </text:span><text:span text:style-name="T10">ou</text:span><text:span text:style-name="T9"> </text:span><text:span text:style-name="T10">orientação</text:span><text:span text:style-name="T9"> </text:span><text:span text:style-name="T10">trazida</text:span><text:span text:style-name="T9"> </text:span><text:span text:style-name="T10">por</text:span><text:span text:style-name="T9"> </text:span><text:span text:style-name="T10">algum</text:span><text:span text:style-name="T9"> </text:span><text:span text:style-name="T10">participante.</text:span></text:p>
            <text:p text:style-name="P19"><text:span text:style-name="T7">P</text:span><text:span text:style-name="T8"> </text:span><text:span text:style-name="T7">=</text:span><text:span text:style-name="T8"> </text:span><text:span text:style-name="T7">Pendente</text:span><text:span text:style-name="T8"> – </text:span><text:span text:style-name="T10">Assunto</text:span><text:span text:style-name="T9"> </text:span><text:span text:style-name="T10">identificado</text:span><text:span text:style-name="T9"> </text:span><text:span text:style-name="T10">não</text:span><text:span text:style-name="T9"> </text:span><text:span text:style-name="T10">resolvido</text:span><text:span text:style-name="T9"> </text:span><text:span text:style-name="T10">em</text:span><text:span text:style-name="T9"> </text:span><text:span text:style-name="T10">função</text:span><text:span text:style-name="T9"> </text:span><text:span text:style-name="T10">de</text:span><text:span text:style-name="T9"> </text:span><text:span text:style-name="T10">algum</text:span><text:span text:style-name="T9"> </text:span><text:span text:style-name="T10">levantamento</text:span><text:span text:style-name="T9"> </text:span><text:span text:style-name="T10">ou</text:span><text:span text:style-name="T9"> </text:span><text:span text:style-name="T10">decisão</text:span><text:span text:style-name="T9"> </text:span><text:span text:style-name="T10">fora</text:span><text:span text:style-name="T9"> </text:span><text:span text:style-name="T10">de</text:span><text:span text:style-name="T9"> </text:span><text:span text:style-name="T10">reunião.</text:span></text:p>
            <text:p text:style-name="P19"><text:span text:style-name="T7">A</text:span><text:span text:style-name="T8"> </text:span><text:span text:style-name="T7">=</text:span><text:span text:style-name="T8"> </text:span><text:span text:style-name="T7">Andamento</text:span><text:span text:style-name="T8"> – </text:span><text:span text:style-name="T10">Assunto</text:span><text:span text:style-name="T9"> </text:span><text:span text:style-name="T10">iniciado</text:span><text:span text:style-name="T9"> </text:span><text:span text:style-name="T10">e</text:span><text:span text:style-name="T9"> </text:span><text:span text:style-name="T10">não</text:span><text:span text:style-name="T9"> </text:span><text:span text:style-name="T10">finalizado,</text:span><text:span text:style-name="T9"> </text:span><text:span text:style-name="T10">com</text:span><text:span text:style-name="T9"> </text:span><text:span text:style-name="T10">continuidade</text:span><text:span text:style-name="T9"> </text:span><text:span text:style-name="T10">em</text:span><text:span text:style-name="T9"> </text:span><text:span text:style-name="T10">reunião</text:span><text:span text:style-name="T9"> </text:span><text:span text:style-name="T10">(ões)</text:span><text:span text:style-name="T9"> </text:span><text:span text:style-name="T10">posterior(ES).</text:span></text:p>
            <text:p text:style-name="P19"><text:span text:style-name="T7">R</text:span><text:span text:style-name="T8"> </text:span><text:span text:style-name="T7">=</text:span><text:span text:style-name="T8"> </text:span><text:span text:style-name="T7">Resolvido</text:span><text:span text:style-name="T8"> –</text:span><text:span text:style-name="T9"> </text:span><text:span text:style-name="T10">Resolução</text:span><text:span text:style-name="T9"> </text:span><text:span text:style-name="T10">de</text:span><text:span text:style-name="T9"> </text:span><text:span text:style-name="T10">alguma</text:span><text:span text:style-name="T9"> </text:span><text:span text:style-name="T10">pendência</text:span><text:span text:style-name="T9"> </text:span><text:span text:style-name="T10">identificada</text:span><text:span text:style-name="T9"> </text:span><text:span text:style-name="T10">em</text:span><text:span text:style-name="T9"> </text:span><text:span text:style-name="T10">reunião</text:span><text:span text:style-name="T9"> </text:span><text:span text:style-name="T10">(ões)</text:span><text:span text:style-name="T9"> </text:span><text:span text:style-name="T10">anterior</text:span><text:span text:style-name="T9"> </text:span><text:span text:style-name="T10">(es)</text:span><text:span text:style-name="T9"> </text:span><text:span text:style-name="T10">ou</text:span><text:span text:style-name="T9"> </text:span><text:span text:style-name="T10">iniciado</text:span><text:span text:style-name="T9"> </text:span><text:span text:style-name="T10">e</text:span><text:span text:style-name="T9"> </text:span><text:span text:style-name="T10">finalizado</text:span><text:span text:style-name="T9"> </text:span><text:span text:style-name="T10">na</text:span><text:span text:style-name="T9"> </text:span><text:span text:style-name="T10">própria</text:span><text:span text:style-name="T9"> </text:span><text:span text:style-name="T10">reunião.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drão" style:family="paragraph" style:default-outline-level="">
      <style:paragraph-properties fo:text-align="justify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use-window-font-color="true" style:font-name="Times New Roman" fo:font-size="12pt" style:font-name-asian="Times New Roman1" style:font-size-asian="12pt" style:language-asian="zh" style:country-asian="CN" style:font-name-complex="Times New Roman1" style:font-size-complex="10pt" fo:hyphenate="false" fo:hyphenation-remain-char-count="2" fo:hyphenation-push-char-count="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1:17:19.99</meta:creation-date>
    <meta:editing-duration>PT2H24M47S</meta:editing-duration>
    <meta:editing-cycles>9</meta:editing-cycles>
    <meta:generator>LibreOffice/4.0.1.2$Windows_x86 LibreOffice_project/84102822e3d61eb989ddd325abf1ac077904985</meta:generator>
    <dc:date>2014-04-07T15:49:47.17</dc:date>
    <meta:document-statistic meta:table-count="2" meta:image-count="0" meta:object-count="0" meta:page-count="2" meta:paragraph-count="96" meta:word-count="643" meta:character-count="3806" meta:non-whitespace-character-count="3251"/>
  </office:meta>
</office:document-meta>
</file>